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5cm" fo:min-width="0.136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orting</text:span></text:p>
            <text:p text:style-name="P1"><text:span text:style-name="T2">- Sorting is the process of arranging data in a specific order (ascending or descending) </text:span></text:p>
            <text:p text:style-name="P1"><text:span text:style-name="T2">- Sorting is fundamental for optimizing the efficiency of other algorithms (search)</text:span></text:p>
            <text:p><text:span text:style-name="T3"/></text:p>
            <text:p><text:span text:style-name="T1">Common Sorting Algorithms</text:span></text:p>
            <text:p text:style-name="P2"><text:span text:style-name="T4"/></text:p>
            <text:p text:style-name="P2"><text:span text:style-name="T2">- </text:span><text:span text:style-name="T5">Bubble</text:span></text:p>
            <text:p text:style-name="P2"><text:span text:style-name="T2"><text:s text:c="2"/></text:span><text:span text:style-name="T2">- Repeatedly steps thought the data, comparing adjacent elements, and swap them </text:span></text:p>
            <text:p text:style-name="P2"><text:span text:style-name="T2"><text:s text:c="4"/></text:span><text:span text:style-name="T2">if they are in the wrong order</text:span></text:p>
            <text:p text:style-name="P2"><text:span text:style-name="T4"/></text:p>
            <text:p text:style-name="P2"><text:span text:style-name="T2">- </text:span><text:span text:style-name="T5">Selection</text:span></text:p>
            <text:p text:style-name="P2"><text:span text:style-name="T2"><text:s text:c="2"/></text:span><text:span text:style-name="T2">- Divide the data in two parts: sorted and unsorted</text:span></text:p>
            <text:p text:style-name="P2"><text:span text:style-name="T2"><text:s text:c="2"/></text:span><text:span text:style-name="T2">- Repeatedly selects the smallest (or largest) element from the unsorted part and</text:span></text:p>
            <text:p text:style-name="P2"><text:span text:style-name="T2"><text:s text:c="4"/></text:span><text:span text:style-name="T2">Move to the sorted part</text:span></text:p>
            <text:p text:style-name="P2"><text:span text:style-name="T4"/></text:p>
            <text:p text:style-name="P2"><text:span text:style-name="T2">- </text:span><text:span text:style-name="T5">Insertion</text:span></text:p>
            <text:p text:style-name="P2"><text:span text:style-name="T2"><text:s text:c="2"/></text:span><text:span text:style-name="T2">- Repeatedly find the correct position for new elements, moving the existing elements</text:span></text:p>
            <text:p text:style-name="P2"><text:span text:style-name="T2"><text:s text:c="4"/></text:span><text:span text:style-name="T2">To open space for new elements</text:span></text:p>
            <text:p text:style-name="P2"><text:span text:style-name="T4"/></text:p>
            <text:p text:style-name="P2"><text:span text:style-name="T2">- </text:span><text:span text:style-name="T5">Quick</text:span><text:span text:style-name="T2"> (Divide and conquer</text:span></text:p>
            <text:p text:style-name="P2"><text:span text:style-name="T2"><text:s text:c="2"/></text:span><text:span text:style-name="T2">- Picks a pivot element, partitions the data around the pivot, and recursively sort the</text:span></text:p>
            <text:p text:style-name="P2"><text:span text:style-name="T2"><text:s text:c="4"/></text:span><text:span text:style-name="T2">partitions</text:span></text:p>
            <text:p text:style-name="P2"><text:span text:style-name="T4"/></text:p>
            <text:p text:style-name="P2"><text:span text:style-name="T2">- </text:span><text:span text:style-name="T5">Merge</text:span><text:span text:style-name="T2"> (divide and conquer)</text:span></text:p>
            <text:p text:style-name="P2"><text:span text:style-name="T2"><text:s text:c="2"/></text:span><text:span text:style-name="T2">- Recursively, divides the data in two halves, sort each half and then merge the</text:span></text:p>
            <text:p text:style-name="P2"><text:span text:style-name="T2"><text:s text:c="4"/></text:span><text:span text:style-name="T2">sorted halve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Utilizes a binary heap data structure</text:span></text:p>
            <text:p text:style-name="P2"><text:span text:style-name="T2"><text:s text:c="2"/></text:span><text:span text:style-name="T2">- Builds a max heap from the input data and then repeatedly extracts the max</text:span></text:p>
            <text:p text:style-name="P2"><text:span text:style-name="T2"><text:s text:c="4"/></text:span><text:span text:style-name="T2">Element from the heap and add to the end of the data.</text:span></text:p>
            <text:p text:style-name="P2"><text:span text:style-name="T4"/></text:p>
            <text:p text:style-name="P2"><text:span text:style-name="T5">- Is possible to sort in O(N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Repeatedly steps thought the data, comparing adjacent elements, and swap them if they are in the wrong ord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4"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Divide the data in two parts: sorted and unsorted</text:span></text:p>
            <text:p><text:span text:style-name="T2">- Repeatedly selects the smallest (or largest) element from the unsorted part and move to the sorted par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 Visit each index starting from the second one</text:span></text:p>
            <text:p><text:span text:style-name="T2"><text:s text:c="2"/></text:span><text:span text:style-name="T2">- For each index copy the its value to an variable (current)</text:span></text:p>
            <text:p><text:span text:style-name="T2"><text:s text:c="2"/></text:span><text:span text:style-name="T2">- Go left moving each value one position to the right while it is greater than the copied value</text:span></text:p>
            <text:p><text:span text:style-name="T2"><text:s text:c="2"/></text:span><text:span text:style-name="T2">- When there is no smaller elements or you reach the begin of the array save the copied value</text:span></text:p>
            <text:p><text:span text:style-name="T2"><text:s/></text:span><text:span text:style-name="T2"># Like the previous two algorithm one session of the array will be sorted while we move on the unsorted sessio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0" draw:layer="layout" svg:width="1.27cm" svg:height="0.953cm" svg:x="3.927cm" svg:y="10.002cm">
          <text:p text:style-name="P10"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.27cm" svg:height="0.952cm" svg:x="1.317cm" svg:y="5.675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0" draw:layer="layout" svg:width="1.27cm" svg:height="0.953cm" svg:x="1.417cm" svg:y="8.60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5" draw:layer="layout" svg:width="0.97cm" svg:height="0.52cm" svg:x="25.475cm" svg:y="5.5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5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23.542cm" svg:y="5.5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5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5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0.678cm" svg:y="5.5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5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18.755cm" svg:y="5.5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5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16.868cm" svg:y="5.5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5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5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4.017cm" svg:y="5.5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3.058cm" svg:y="5.5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5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5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0.189cm" svg:y="5.5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5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5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7.296cm" svg:y="5.5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5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5.409cm" svg:y="5.5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5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5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2.523cm" svg:y="5.5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6" draw:layer="layout" svg:width="3.465cm" svg:height="0.962cm" svg:x="1.061cm" svg:y="1cm">
          <draw:text-box>
            <text:p><text:span text:style-name="T9">Quick Sort</text:span></text:p>
          </draw:text-box>
        </draw:frame>
        <draw:frame draw:style-name="gr6" draw:text-style-name="P17" draw:layer="layout" svg:width="25.09cm" svg:height="1.362cm" svg:x="1.31cm" svg:y="1.952cm">
          <draw:text-box>
            <text:p><text:span text:style-name="T2">- Picks a pivot element, partitions the data around the pivot, and recursively sort the partition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layout" svg:width="0.97cm" svg:height="0.52cm" svg:x="25.475cm" svg:y="5.3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3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5" draw:layer="layout" svg:width="0.97cm" svg:height="0.52cm" svg:x="23.542cm" svg:y="5.3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3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3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5" draw:layer="layout" svg:width="0.97cm" svg:height="0.52cm" svg:x="20.678cm" svg:y="5.3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3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layout" svg:width="0.97cm" svg:height="0.52cm" svg:x="18.755cm" svg:y="5.3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3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0.97cm" svg:height="0.52cm" svg:x="16.868cm" svg:y="5.3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3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3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0.97cm" svg:height="0.52cm" svg:x="14.017cm" svg:y="5.3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layout" svg:width="0.97cm" svg:height="0.52cm" svg:x="13.058cm" svg:y="5.3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3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3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0.97cm" svg:height="0.52cm" svg:x="10.189cm" svg:y="5.3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3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3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7.296cm" svg:y="5.3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3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5.409cm" svg:y="5.3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3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3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2.523cm" svg:y="5.3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Recursively, divides the data in two halves, sort each half and then merge the sorted halve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Utilizes a binary heap data structure</text:span></text:p>
            <text:p><text:span text:style-name="T2">- Builds a max heap from the input data and then repeatedly extracts the max</text:span></text:p>
            <text:p><text:span text:style-name="T2"><text:s text:c="2"/></text:span><text:span text:style-name="T2">Element from the heap and add to the end of the dat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05T19:32:12.446050662</dc:date>
    <meta:editing-duration>PT50M11S</meta:editing-duration>
    <meta:editing-cycles>12</meta:editing-cycles>
    <meta:document-statistic meta:object-count="337"/>
  </office:meta>
</office:document-meta>
</file>